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ableColumn3" style:family="table-column">
      <style:table-column-properties style:column-width="6.0013in"/>
    </style:style>
    <style:style style:name="Table2" style:family="table">
      <style:table-properties style:width="6.0013in" fo:margin-left="0in" table:align="left"/>
    </style:style>
    <style:style style:name="TableRow4" style:family="table-row">
      <style:table-row-properties/>
    </style:style>
    <style:style style:name="TableCell5" style:family="table-cell">
      <style:table-cell-properties fo:border="0.0069in solid #000000" style:writing-mode="lr-tb" fo:padding-top="0in" fo:padding-left="0.075in" fo:padding-bottom="0in" fo:padding-right="0.075in"/>
    </style:style>
    <style:style style:name="P6" style:parent-style-name="Normal" style:family="paragraph">
      <style:paragraph-properties fo:margin-bottom="0in" fo:line-height="100%"/>
    </style:style>
    <style:style style:name="TableRow7" style:family="table-row">
      <style:table-row-properties/>
    </style:style>
    <style:style style:name="TableCell8" style:family="table-cell">
      <style:table-cell-properties fo:border="0.0069in solid #000000" style:writing-mode="lr-tb" fo:padding-top="0in" fo:padding-left="0.075in" fo:padding-bottom="0in" fo:padding-right="0.075in"/>
    </style:style>
    <style:style style:name="P9" style:parent-style-name="Normal" style:family="paragraph">
      <style:paragraph-properties fo:margin-bottom="0in" fo:line-height="100%"/>
      <style:text-properties fo:font-weight="bold" style:font-weight-asian="bold" style:font-weight-complex="bold" fo:font-size="12pt" style:font-size-asian="12pt" style:font-size-complex="12pt"/>
    </style:style>
    <style:style style:name="P10" style:parent-style-name="Normal" style:family="paragraph">
      <style:paragraph-properties fo:margin-bottom="0in" fo:line-height="100%"/>
    </style:style>
    <style:style style:name="P11" style:parent-style-name="Normal" style:family="paragraph">
      <style:paragraph-properties fo:margin-bottom="0in" fo:line-height="100%"/>
    </style:style>
    <style:style style:name="P12" style:parent-style-name="Normal" style:family="paragraph">
      <style:paragraph-properties fo:margin-bottom="0in" fo:line-height="100%"/>
    </style:style>
    <style:style style:name="P13" style:parent-style-name="Normal" style:family="paragraph">
      <style:paragraph-properties fo:margin-bottom="0in" fo:line-height="100%"/>
    </style:style>
    <style:style style:name="P14" style:parent-style-name="Normal" style:family="paragraph">
      <style:paragraph-properties fo:margin-bottom="0in" fo:line-height="100%"/>
    </style:style>
    <style:style style:name="P15" style:parent-style-name="Normal" style:family="paragraph">
      <style:paragraph-properties fo:margin-bottom="0in" fo:line-height="100%"/>
    </style:style>
    <style:style style:name="T16" style:parent-style-name="Policepardéfaut" style:family="text">
      <style:text-properties fo:font-size="8pt" style:font-size-asian="8pt" style:font-size-complex="8pt"/>
    </style:style>
    <style:style style:name="T17" style:parent-style-name="Lienhypertexte" style:family="text">
      <style:text-properties fo:font-size="8pt" style:font-size-asian="8pt" style:font-size-complex="8pt"/>
    </style:style>
    <style:style style:name="T18" style:parent-style-name="Lienhypertexte" style:family="text">
      <style:text-properties fo:font-size="8pt" style:font-size-asian="8pt" style:font-size-complex="8pt"/>
    </style:style>
    <style:style style:name="T19" style:parent-style-name="Lienhypertexte" style:family="text">
      <style:text-properties fo:font-size="8pt" style:font-size-asian="8pt" style:font-size-complex="8pt"/>
    </style:style>
    <style:style style:name="T20" style:parent-style-name="Policepardéfaut" style:family="text">
      <style:text-properties fo:font-size="8pt" style:font-size-asian="8pt" style:font-size-complex="8pt"/>
    </style:style>
    <style:style style:name="P21" style:parent-style-name="Normal" style:family="paragraph">
      <style:paragraph-properties fo:margin-bottom="0in" fo:line-height="100%"/>
      <style:text-properties fo:font-size="8pt" style:font-size-asian="8pt" style:font-size-complex="8pt"/>
    </style:style>
    <style:style style:name="P22" style:parent-style-name="Normal" style:family="paragraph">
      <style:paragraph-properties fo:margin-bottom="0in" fo:line-height="100%"/>
    </style:style>
    <style:style style:name="P23" style:parent-style-name="Normal" style:family="paragraph">
      <style:paragraph-properties fo:margin-bottom="0in" fo:line-height="100%"/>
    </style:style>
    <style:style style:name="P24" style:parent-style-name="Normal" style:family="paragraph">
      <style:paragraph-properties fo:margin-bottom="0in" fo:line-height="100%"/>
    </style:style>
    <style:style style:name="P25" style:parent-style-name="Normal" style:family="paragraph">
      <style:paragraph-properties fo:margin-bottom="0in" fo:line-height="100%"/>
      <style:text-properties fo:font-weight="bold" style:font-weight-asian="bold" style:font-weight-complex="bold"/>
    </style:style>
    <style:style style:name="P26" style:parent-style-name="Normal" style:family="paragraph">
      <style:paragraph-properties fo:margin-bottom="0in" fo:line-height="100%"/>
    </style:style>
    <style:style style:name="P27" style:parent-style-name="Normal" style:family="paragraph">
      <style:paragraph-properties fo:margin-bottom="0in" fo:line-height="100%"/>
    </style:style>
    <style:style style:name="P28" style:parent-style-name="Normal" style:family="paragraph">
      <style:paragraph-properties fo:margin-bottom="0in" fo:line-height="100%"/>
      <style:text-properties fo:font-weight="bold" style:font-weight-asian="bold" style:font-weight-complex="bold"/>
    </style:style>
    <style:style style:name="P29" style:parent-style-name="Normal" style:family="paragraph">
      <style:paragraph-properties fo:margin-bottom="0in" fo:line-height="100%"/>
    </style:style>
    <style:style style:name="P30" style:parent-style-name="Normal" style:family="paragraph">
      <style:paragraph-properties fo:margin-bottom="0in" fo:line-height="100%"/>
    </style:style>
    <style:style style:name="P31" style:parent-style-name="Normal" style:family="paragraph">
      <style:paragraph-properties fo:margin-bottom="0in" fo:line-height="100%"/>
      <style:text-properties fo:font-weight="bold" style:font-weight-asian="bold" style:font-weight-complex="bold"/>
    </style:style>
    <style:style style:name="P32" style:parent-style-name="Normal" style:family="paragraph">
      <style:paragraph-properties fo:margin-bottom="0in" fo:line-height="100%"/>
    </style:style>
    <style:style style:name="P33" style:parent-style-name="Normal" style:family="paragraph">
      <style:paragraph-properties fo:margin-bottom="0in" fo:line-height="100%"/>
      <style:text-properties fo:font-weight="bold" style:font-weight-asian="bold" style:font-weight-complex="bold"/>
    </style:style>
    <style:style style:name="P34" style:parent-style-name="Normal" style:family="paragraph">
      <style:paragraph-properties fo:margin-bottom="0in" fo:line-height="100%"/>
      <style:text-properties fo:font-weight="bold" style:font-weight-asian="bold" style:font-weight-complex="bold"/>
    </style:style>
    <style:style style:name="P35" style:parent-style-name="Normal" style:family="paragraph">
      <style:paragraph-properties fo:margin-bottom="0in" fo:line-height="100%"/>
    </style:style>
    <style:style style:name="P36" style:parent-style-name="Normal" style:family="paragraph">
      <style:paragraph-properties fo:margin-bottom="0in" fo:line-height="100%"/>
    </style:style>
  </office:automatic-styles>
  <office:body>
    <office:text text:use-soft-page-breaks="true">
      <text:p text:style-name="P1">PORTER</text:p>
      <text:p text:style-name="Normal"/>
      <table:table table:style-name="Table2">
        <table:table-columns>
          <table:table-column table:style-name="TableColumn3"/>
        </table:table-columns>
        <table:table-row table:style-name="TableRow4">
          <table:table-cell table:style-name="TableCell5">
            <text:p text:style-name="P6">MACRO ENVIRONEMENT (PORTER)</text:p>
          </table:table-cell>
        </table:table-row>
        <table:table-row table:style-name="TableRow7">
          <table:table-cell table:style-name="TableCell8">
            <text:p text:style-name="P9">Intensité concurrentielle :</text:p>
            <text:p text:style-name="P10">Disneyland Paris est le deuxième parc le plus visité d’Europe en 2020 :</text:p>
            <text:p text:style-name="P11">1.<text:s/>De Efteling, Pays-Bas : 2.9Milions</text:p>
            <text:p text:style-name="P12">2.<text:s/>Disneyland Paris,<text:s/>France : 2.6M</text:p>
            <text:p text:style-name="P13">3.<text:s/>Europa Park,<text:s/>Allemagne : 2.5M</text:p>
            <text:p text:style-name="P14">4.<text:s/>Legoland, Danemark : 2.1M</text:p>
            <text:p text:style-name="P15"><text:span text:style-name="T16">(</text:span><text:a xlink:href="https://fr.statista.com/statistiques/477151/frequentation-touristique-des-parcs-d-attractions-europe/" office:target-frame-name="_top" xlink:show="replace"><text:span text:style-name="T17">https://fr.statista.com/statistiques/477151/fre</text:span><text:bookmark-start text:name="_Hlt121824452"/><text:bookmark-start text:name="_Hlt121824453"/><text:span text:style-name="T18">q</text:span><text:bookmark-end text:name="_Hlt121824452"/><text:bookmark-end text:name="_Hlt121824453"/><text:span text:style-name="T19">uentation-touristique-des-parcs-d-attractions-europe/</text:span></text:a><text:span text:style-name="T20">)</text:span></text:p>
            <text:p text:style-name="P21"/>
            <text:p text:style-name="P22">C’est également le parc le plus visité en France.</text:p>
            <text:p text:style-name="P23">Disney à donc une position forte et dominante sur le marché.</text:p>
            <text:p text:style-name="P24"/>
            <text:p text:style-name="P25">Pouvoir de négociation des clients :</text:p>
            <text:p text:style-name="P26">Le pouvoir de négociation des clients est très faible. En effet, pour une aussi grosse entreprise, des voix individuelles n’auraient pas d’impacte significatif. Même une action de groupe comme le boycott des parcs ou du service Disney+ aurait du mal à être mis en place et n’aurai pas forcément pour résultat d’engager une vraie discussion avec Disney.</text:p>
            <text:p text:style-name="P27"/>
            <text:p text:style-name="P28">Pouvoir de négociation des fournisseurs :</text:p>
            <text:p text:style-name="P29">Le pouvoir de négociation avec les fournisseurs est aussi faible. En effet, pour une entreprise aussi grande et imposante, la liste d’attente des fournisseurs<text:s/>intéressé<text:s/>par Disney doit être très grande. Ce qui permet à Disney d’être<text:s/>fourni<text:s/>à un très bon prix vu qu’il y aura toujours un fournisseur pour remplacer celui actuel<text:s/>s’il<text:s/>devenait trop gourmand<text:s/>lors des négociations.</text:p>
            <text:p text:style-name="P30"/>
            <text:p text:style-name="P31">Menace de produit de substitution :</text:p>
            <text:p text:style-name="P32">Il n’existe pas vraiment de produits<text:s/>de substitution étant donné que les autres parcs d’attractions ne peuvent pas être centré sur l’univers Disney. Cela dit, Disneyland Paris faisant 15% des entrées de parc d’attraction en Europe, on remarque quand même que Disney est loin d’être seul sur le marché<text:s/>et une mauvaise expérience dans le parc peut donner a un client mécontent de changer de parc.<text:s/>De plus Disney+ est loin d’être le seul service de streaming en ligne. Netflix, leur principal concurrent propose<text:s/>du contenu qui est certes<text:s/>sur un segment différent, mais propose une quantité de contenu nettement plus conséquente.</text:p>
            <text:p text:style-name="P33"/>
            <text:p text:style-name="P34">Menace de nouveaux entrants</text:p>
            <text:p text:style-name="P35">La menace de nouveaux entrant est très faible étant donné que l’ouverture d’un parc demande un investissement colossal et beaucoup de temps pour sa construction.<text:s/></text:p>
            <text:p text:style-name="P36">Sans oublier l’énorme masse salariale nécessaire à faire fonctionner un parc d’attraction en toute sécurité ainsi que la communication qui doit elle aussi être très présente pour concurrencer avec l’aura du parc Disney. Beaucoup d’investisseurs ne souhaitent donc pas prendre le risque de perdre autant d’argent ce qui rend la réalisation de ce projet encore plus dur.</text:p>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Mentionnonrésolue" style:display-name="Mention non résolue" style:family="text" style:parent-style-name="Policepardéfaut">
      <style:text-properties fo:color="#605E5C" fo:background-color="#E1DFDD"/>
    </style:style>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EMILIA BEGUIN</meta:initial-creator>
    <dc:creator>EMILIA BEGUIN</dc:creator>
    <meta:creation-date>2022-12-13T10:34:00Z</meta:creation-date>
    <dc:date>2022-12-14T07:50:00Z</dc:date>
    <meta:template xlink:href="Normal.dotm" xlink:type="simple"/>
    <meta:editing-cycles>1</meta:editing-cycles>
    <meta:editing-duration>PT76560S</meta:editing-duration>
    <meta:document-statistic meta:page-count="1" meta:paragraph-count="5" meta:word-count="406" meta:character-count="2639" meta:row-count="18" meta:non-whitespace-character-count="2238"/>
  </office:meta>
</office:document-meta>
</file>